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58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background-color="#00dc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00d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3382in" style:rel-column-width="13107*"/>
    </style:style>
    <style:style style:name="Table1.D" style:family="table-column">
      <style:table-column-properties style:column-width="1.3382in" style:rel-column-width="13106*"/>
    </style:style>
    <style:style style:name="Table1.E" style:family="table-column">
      <style:table-column-properties style:column-width="1.3389in" style:rel-column-width="13108*"/>
    </style:style>
    <style:style style:name="Table1.A1" style:family="table-cell">
      <style:table-cell-properties fo:background-color="#00d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00dc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8833in" style:rel-column-width="38027*"/>
    </style:style>
    <style:style style:name="Table3.B" style:family="table-column">
      <style:table-column-properties style:column-width="2.809in" style:rel-column-width="27508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background-color="#00dcff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background-color="#00d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Contents">
      <style:text-properties style:font-name="Nimbus Roman No9 L" fo:font-size="12pt" style:font-size-asian="10.5pt" style:font-size-complex="12pt"/>
    </style:style>
    <style:style style:name="P8" style:family="paragraph" style:parent-style-name="Table_20_Contents">
      <style:text-properties style:font-name="Nimbus Roman No9 L" fo:font-size="12pt" fo:font-style="italic" style:font-size-asian="10.5pt" style:font-style-asian="italic" style:font-size-complex="12pt" style:font-style-complex="italic"/>
    </style:style>
    <style:style style:name="P9" style:family="paragraph" style:parent-style-name="Text_20_body">
      <style:paragraph-properties fo:text-align="justify" style:justify-single-word="false"/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justify" style:justify-single-word="false"/>
      <style:text-properties fo:language="en" fo:country="US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paragraph-properties fo:text-align="justify" style:justify-single-word="false"/>
      <style:text-properties fo:language="en" fo:country="US"/>
    </style:style>
    <style:style style:name="P16" style:family="paragraph" style:parent-style-name="Text_20_body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text-properties style:font-name="Nimbus Roman No9 L" fo:font-size="12pt" fo:language="en" fo:country="US" fo:font-weight="bold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Nimbus Roman No9 L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style:font-name="Nimbus Roman No9 L" fo:font-size="12pt" fo:language="en" fo:country="US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text-properties style:font-name="Nimbus Sans L"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Nimbus Roman No9 L" fo:font-size="12pt" style:font-size-asian="10.5pt" style:font-size-complex="12pt"/>
    </style:style>
    <style:style style:name="P25" style:family="paragraph" style:parent-style-name="Table_20_Contents">
      <style:text-properties style:font-name="Nimbus Roman No9 L" fo:font-size="12pt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text-properties style:font-name="Nimbus Roman No9 L" fo:font-size="12pt" fo:font-style="normal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 fo:padding="0in" fo:border-left="none" fo:border-right="none" fo:border-top="none" fo:border-bottom="0.0138in solid #000000" style:shadow="none"/>
      <style:text-properties fo:language="en" fo:country="US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Text_20_body">
      <style:text-properties style:font-name="Nimbus Roman No9 L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2"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1" style:family="paragraph" style:parent-style-name="Text_20_body" style:list-style-name="L3">
      <style:paragraph-properties fo:text-align="justify" style:justify-single-word="false"/>
      <style:text-properties style:font-name="Nimbus Roman No9 L" fo:font-size="12pt" fo:language="en" fo:country="US" fo:font-weight="normal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text-properties fo:language="en" fo:country="US"/>
    </style:style>
    <style:style style:name="P33" style:family="paragraph" style:parent-style-name="Text_20_body" style:list-style-name="L4">
      <style:paragraph-properties fo:text-align="justify" style:justify-single-word="false"/>
    </style:style>
    <style:style style:name="P34" style:family="paragraph" style:parent-style-name="Heading_20_1" style:master-page-name="MP0">
      <style:paragraph-properties fo:text-align="justify" style:justify-single-word="false" style:page-number="auto" fo:break-before="page"/>
      <style:text-properties fo:language="en" fo:country="US"/>
    </style:style>
    <style:style style:name="P35" style:family="paragraph" style:parent-style-name="Heading_20_3">
      <style:paragraph-properties fo:text-align="justify" style:justify-single-word="false"/>
      <style:text-properties fo:language="en" fo:country="US"/>
    </style:style>
    <style:style style:name="P36" style:family="paragraph" style:parent-style-name="Heading_20_3">
      <style:paragraph-properties fo:text-align="justify" style:justify-single-word="false"/>
    </style:style>
    <style:style style:name="P37" style:family="paragraph" style:parent-style-name="Table_20_Contents">
      <style:text-properties style:font-name="Nimbus Roman No9 L" fo:font-size="12pt" fo:font-style="italic" style:font-size-asian="10.5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style:text-position="super 67%" fo:language="en" fo:country="US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text-position="super 67%" fo:language="en" fo:country="U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 Mono" fo:font-size="10pt" style:font-size-asian="10pt" style:font-size-complex="10pt"/>
    </style:style>
    <style:style style:name="T8" style:family="text">
      <style:text-properties style:font-name="Nimbus Sans L" fo:language="en" fo:country="US"/>
    </style:style>
    <style:style style:name="T9" style:family="text">
      <style:text-properties style:font-name="Nimbus Roman No9 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LVL1" style:num-suffix=".0" style:num-format="1">
        <style:list-level-properties text:space-before="0.4898in" text:min-label-width="0.3646in"/>
      </text:list-level-style-number>
      <text:list-level-style-number text:level="2" text:style-name="WW_5f_CharLFO1LVL2" style:num-format="1" text:display-levels="2">
        <style:list-level-properties text:space-before="0.9819in" text:min-label-width="0.3646in"/>
      </text:list-level-style-number>
      <text:list-level-style-number text:level="3" text:style-name="WW_5f_CharLFO1LVL3" style:num-format="1" text:display-levels="3">
        <style:list-level-properties text:space-before="1.4744in" text:min-label-width="0.5in"/>
      </text:list-level-style-number>
      <text:list-level-style-number text:level="4" text:style-name="WW_5f_CharLFO1LVL4" style:num-format="1" text:display-levels="4">
        <style:list-level-properties text:space-before="1.9665in" text:min-label-width="0.5in"/>
      </text:list-level-style-number>
      <text:list-level-style-number text:level="5" text:style-name="WW_5f_CharLFO1LVL5" style:num-format="1" text:display-levels="5">
        <style:list-level-properties text:space-before="2.4591in" text:min-label-width="0.75in"/>
      </text:list-level-style-number>
      <text:list-level-style-number text:level="6" text:style-name="WW_5f_CharLFO1LVL6" style:num-format="1" text:display-levels="6">
        <style:list-level-properties text:space-before="2.9516in" text:min-label-width="0.75in"/>
      </text:list-level-style-number>
      <text:list-level-style-number text:level="7" text:style-name="WW_5f_CharLFO1LVL7" style:num-format="1" text:display-levels="7">
        <style:list-level-properties text:space-before="3.4437in" text:min-label-width="1in"/>
      </text:list-level-style-number>
      <text:list-level-style-number text:level="8" text:style-name="WW_5f_CharLFO1LVL8" style:num-format="1" text:display-levels="8">
        <style:list-level-properties text:space-before="3.9362in" text:min-label-width="1in"/>
      </text:list-level-style-number>
      <text:list-level-style-number text:level="9" text:style-name="WW_5f_CharLFO1LVL9" style:num-format="1" text:display-levels="9">
        <style:list-level-properties text:space-before="4.4283in" text:min-label-width="1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1651742128" text:id="ct1651742128">
          <text:deletion>
            <office:change-info>
              <dc:creator>Unknown Author</dc:creator>
              <dc:date>2010-03-08T11:56:00</dc:date>
            </office:change-info>
            <text:p text:style-name="P1">39</text:p>
          </text:deletion>
        </text:changed-region>
        <text:changed-region xml:id="ct1651742272" text:id="ct1651742272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xml:id="ct1651742400" text:id="ct1651742400">
          <text:deletion>
            <office:change-info>
              <dc:creator>Pierre MARECHAL</dc:creator>
              <dc:date>2010-04-26T14:56:00</dc:date>
            </office:change-info>
            <text:p text:style-name="P1">0</text:p>
          </text:deletion>
        </text:changed-region>
        <text:changed-region xml:id="ct1651742544" text:id="ct1651742544">
          <text:insertion>
            <office:change-info>
              <dc:creator>Pierre MARECHAL</dc:creator>
              <dc:date>2010-04-26T14:56:00</dc:date>
            </office:change-info>
          </text:insertion>
        </text:changed-region>
        <text:changed-region xml:id="ct1651742672" text:id="ct1651742672">
          <text:deletion>
            <office:change-info>
              <dc:creator>Unknown Author</dc:creator>
              <dc:date>2010-03-08T11:56:00</dc:date>
            </office:change-info>
            <text:p text:style-name="P1">MSDOS variable replaced by getos()</text:p>
          </text:deletion>
        </text:changed-region>
        <text:changed-region xml:id="ct1651742816" text:id="ct1651742816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xml:id="ct1651743248" text:id="ct1651743248">
          <text:deletion>
            <office:change-info>
              <dc:creator>Auteur inconnu</dc:creator>
              <dc:date>2010-03-02T13:50:00</dc:date>
            </office:change-info>
            <text:p text:style-name="P2">Title: MSDOS variable replaced by getos() </text:p>
            <text:p text:style-name="P2"/>
          </text:deletion>
        </text:changed-region>
        <text:changed-region xml:id="ct1651744464" text:id="ct1651744464">
          <text:deletion>
            <office:change-info>
              <dc:creator>Unknown Author</dc:creator>
              <dc:date>2010-03-08T11:56:00</dc:date>
            </office:change-info>
            <text:p text:style-name="P2"><text:s/>Allan CORNET</text:p>
          </text:deletion>
        </text:changed-region>
        <text:changed-region xml:id="ct1651744592" text:id="ct1651744592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xml:id="ct1651744720" text:id="ct1651744720">
          <text:deletion>
            <office:change-info>
              <dc:creator>Unknown Author</dc:creator>
              <dc:date>2010-03-08T11:56:00</dc:date>
            </office:change-info>
            <text:p text:style-name="P2">allan.cornet</text:p>
          </text:deletion>
        </text:changed-region>
        <text:changed-region xml:id="ct1651743072" text:id="ct1651743072">
          <text:insertion>
            <office:change-info>
              <dc:creator>Unknown Author</dc:creator>
              <dc:date>2010-03-08T11:56:00</dc:date>
            </office:change-info>
          </text:insertion>
        </text:changed-region>
        <text:changed-region xml:id="ct1651745616" text:id="ct1651745616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xml:id="ct1651746496" text:id="ct1651746496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1">2</text:span></text:span></text:p>
          </text:deletion>
        </text:changed-region>
        <text:changed-region xml:id="ct1651747472" text:id="ct165174747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xml:id="ct1651747600" text:id="ct1651747600">
          <text:deletion>
            <office:change-info>
              <dc:creator>Unknown Author</dc:creator>
              <dc:date>2010-03-08T11:57:00</dc:date>
            </office:change-info>
            <text:p text:style-name="P3"><text:span text:style-name="Police_20_par_20_défaut"><text:span text:style-name="T2">nd</text:span></text:span></text:p>
          </text:deletion>
        </text:changed-region>
        <text:changed-region xml:id="ct1651748448" text:id="ct1651748448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xml:id="ct1651746784" text:id="ct1651746784">
          <text:deletion>
            <office:change-info>
              <dc:creator>Unknown Author</dc:creator>
              <dc:date>2010-03-08T11:57:00</dc:date>
            </office:change-info>
            <text:p text:style-name="P2">replace old defined variable MSDOS in scilab.</text:p>
          </text:deletion>
        </text:changed-region>
        <text:changed-region xml:id="ct1651746912" text:id="ct1651746912">
          <text:insertion>
            <office:change-info>
              <dc:creator>Unknown Author</dc:creator>
              <dc:date>2010-03-08T11:57:00</dc:date>
            </office:change-info>
          </text:insertion>
        </text:changed-region>
        <text:changed-region xml:id="ct1651747040" text:id="ct1651747040">
          <text:deletion>
            <office:change-info>
              <dc:creator>Unknown Author</dc:creator>
              <dc:date>2010-03-08T11:57:00</dc:date>
            </office:change-info>
            <text:p text:style-name="P2"/>
            <text:p text:style-name="P2">MSDOS is confusing and have no more reason to existing.</text:p>
          </text:deletion>
        </text:changed-region>
        <text:changed-region xml:id="ct1651750976" text:id="ct1651750976">
          <text:deletion>
            <office:change-info>
              <dc:creator>Unknown Author</dc:creator>
              <dc:date>2010-03-08T12:00:00</dc:date>
            </office:change-info>
            <text:p text:style-name="P4">MSDOS variable will be declared obsolete in Scilab 5.3 (</text:p>
          </text:deletion>
        </text:changed-region>
        <text:changed-region xml:id="ct1651750848" text:id="ct1651750848">
          <text:deletion>
            <office:change-info>
              <dc:creator>Auteur inconnu</dc:creator>
              <dc:date>2010-03-02T13:50:00</dc:date>
            </office:change-info>
            <text:p text:style-name="P4"><text:s/></text:p>
          </text:deletion>
        </text:changed-region>
        <text:changed-region xml:id="ct1651750720" text:id="ct1651750720">
          <text:deletion>
            <office:change-info>
              <dc:creator>Unknown Author</dc:creator>
              <dc:date>2010-03-08T12:00:00</dc:date>
            </office:change-info>
            <text:p text:style-name="P4">removed in Scilab 5.4) and replaced by existing function getos().</text:p>
            <text:p text:style-name="P4">To check that you are on Windows, user will do: getos() == "Windows"</text:p>
            <text:p text:style-name="P4">for compatibility, user can define : MSDOS = (getos() == "Windows")<text:tab/></text:p>
          </text:deletion>
        </text:changed-region>
        <text:changed-region xml:id="ct1651751120" text:id="ct1651751120">
          <text:insertion>
            <office:change-info>
              <dc:creator>Unknown Author</dc:creator>
              <dc:date>2010-03-08T12:00:00</dc:date>
            </office:change-info>
          </text:insertion>
        </text:changed-region>
        <text:changed-region xml:id="ct1651751248" text:id="ct1651751248">
          <text:insertion>
            <office:change-info>
              <dc:creator>Unknown Author</dc:creator>
              <dc:date>2010-03-08T12:01:00</dc:date>
            </office:change-info>
          </text:insertion>
        </text:changed-region>
        <text:changed-region xml:id="ct1651756288" text:id="ct1651756288">
          <text:insertion>
            <office:change-info>
              <dc:creator>Unknown Author</dc:creator>
              <dc:date>2010-03-08T12:02:00</dc:date>
            </office:change-info>
          </text:insertion>
        </text:changed-region>
        <text:changed-region xml:id="ct1651756560" text:id="ct1651756560">
          <text:insertion>
            <office:change-info>
              <dc:creator>Unknown Author</dc:creator>
              <dc:date>2010-03-08T12:05:00</dc:date>
            </office:change-info>
          </text:insertion>
        </text:changed-region>
        <text:changed-region xml:id="ct1651759264" text:id="ct1651759264">
          <text:insertion>
            <office:change-info>
              <dc:creator>Unknown Author</dc:creator>
              <dc:date>2010-03-08T12:06:00</dc:date>
            </office:change-info>
          </text:insertion>
        </text:changed-region>
        <text:changed-region xml:id="ct1651759712" text:id="ct1651759712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xml:id="ct1651760368" text:id="ct1651760368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xml:id="ct1651760576" text:id="ct1651760576">
          <text:insertion>
            <office:change-info>
              <dc:creator>Unknown Author</dc:creator>
              <dc:date>2010-03-08T12:07:00</dc:date>
            </office:change-info>
          </text:insertion>
        </text:changed-region>
        <text:changed-region xml:id="ct1651760912" text:id="ct1651760912">
          <text:insertion>
            <office:change-info>
              <dc:creator>Unknown Author</dc:creator>
              <dc:date>2010-03-08T12:13:00</dc:date>
            </office:change-info>
          </text:insertion>
        </text:changed-region>
        <text:changed-region xml:id="ct1651761008" text:id="ct1651761008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xml:id="ct1651761104" text:id="ct1651761104">
          <text:deletion>
            <office:change-info>
              <dc:creator>Auteur inconnu</dc:creator>
              <dc:date>2010-04-26T14:45:00</dc:date>
            </office:change-info>
            <text:p text:style-name="P5"><text:s/>the various</text:p>
          </text:deletion>
        </text:changed-region>
        <text:changed-region xml:id="ct1651761200" text:id="ct1651761200">
          <text:insertion>
            <office:change-info>
              <dc:creator>Auteur inconnu</dc:creator>
              <dc:date>2010-04-26T14:45:00</dc:date>
            </office:change-info>
          </text:insertion>
        </text:changed-region>
        <text:changed-region xml:id="ct1651244880" text:id="ct1651244880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xml:id="ct1651253376" text:id="ct1651253376">
          <text:deletion>
            <office:change-info>
              <dc:creator>Auteur inconnu</dc:creator>
              <dc:date>2010-04-26T14:43:00</dc:date>
            </office:change-info>
            <text:p text:style-name="P5">. </text:p>
          </text:deletion>
        </text:changed-region>
        <text:changed-region xml:id="ct1651253472" text:id="ct1651253472">
          <text:insertion>
            <office:change-info>
              <dc:creator>Auteur inconnu</dc:creator>
              <dc:date>2010-04-26T14:44:00</dc:date>
            </office:change-info>
          </text:insertion>
        </text:changed-region>
        <text:changed-region xml:id="ct1651253280" text:id="ct1651253280">
          <text:insertion>
            <office:change-info>
              <dc:creator>Unknown Author</dc:creator>
              <dc:date>2010-03-09T14:32:00</dc:date>
            </office:change-info>
          </text:insertion>
        </text:changed-region>
        <text:changed-region xml:id="ct1651305488" text:id="ct1651305488">
          <text:insertion>
            <office:change-info>
              <dc:creator>Unknown Author</dc:creator>
              <dc:date>2010-03-09T14:37:00</dc:date>
            </office:change-info>
          </text:insertion>
        </text:changed-region>
        <text:changed-region xml:id="ct1651309536" text:id="ct1651309536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xml:id="ct1651253600" text:id="ct1651253600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xml:id="ct1651254256" text:id="ct1651254256">
          <text:insertion>
            <office:change-info>
              <dc:creator>Unknown Author</dc:creator>
              <dc:date>2010-03-28T20:46:00</dc:date>
            </office:change-info>
          </text:insertion>
        </text:changed-region>
        <text:changed-region xml:id="ct1651307232" text:id="ct1651307232">
          <text:insertion>
            <office:change-info>
              <dc:creator>Unknown Author</dc:creator>
              <dc:date>2010-03-28T20:47:00</dc:date>
            </office:change-info>
          </text:insertion>
        </text:changed-region>
        <text:changed-region xml:id="ct1651309936" text:id="ct165130993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254464" text:id="ct1651254464">
          <text:insertion>
            <office:change-info>
              <dc:creator>Unknown Author</dc:creator>
              <dc:date>2010-03-28T21:00:00</dc:date>
            </office:change-info>
          </text:insertion>
        </text:changed-region>
        <text:changed-region xml:id="ct1651254640" text:id="ct165125464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2512" text:id="ct1651312512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xml:id="ct1651312608" text:id="ct1651312608">
          <text:deletion>
            <office:change-info>
              <dc:creator>Unknown Author</dc:creator>
              <dc:date>2010-03-28T22:19:00</dc:date>
            </office:change-info>
            <text:p text:style-name="P6"><text:s/></text:p>
          </text:deletion>
        </text:changed-region>
        <text:changed-region xml:id="ct1651312928" text:id="ct1651312928">
          <text:insertion>
            <office:change-info>
              <dc:creator>Unknown Author</dc:creator>
              <dc:date>2010-03-28T22:19:00</dc:date>
            </office:change-info>
          </text:insertion>
        </text:changed-region>
        <text:changed-region xml:id="ct1651311008" text:id="ct165131100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0864" text:id="ct165131086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1376" text:id="ct1651311376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1472" text:id="ct165131147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1648" text:id="ct1651311648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1744" text:id="ct1651311744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1872" text:id="ct165131187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255312" text:id="ct1651255312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3024" text:id="ct1651313024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xml:id="ct1651255776" text:id="ct1651255776">
          <text:insertion>
            <office:change-info>
              <dc:creator>Unknown Author</dc:creator>
              <dc:date>2010-03-28T22:30:00</dc:date>
            </office:change-info>
          </text:insertion>
        </text:changed-region>
        <text:changed-region xml:id="ct1651313200" text:id="ct1651313200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xml:id="ct1651313296" text:id="ct1651313296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xml:id="ct1651313392" text:id="ct1651313392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xml:id="ct1651312128" text:id="ct1651312128">
          <text:insertion>
            <office:change-info>
              <dc:creator>Unknown Author</dc:creator>
              <dc:date>2010-03-28T22:31:00</dc:date>
            </office:change-info>
          </text:insertion>
        </text:changed-region>
        <text:changed-region xml:id="ct1651313488" text:id="ct1651313488">
          <text:insertion>
            <office:change-info>
              <dc:creator>Unknown Author</dc:creator>
              <dc:date>2010-03-28T22:32:00</dc:date>
            </office:change-info>
          </text:insertion>
        </text:changed-region>
        <text:changed-region xml:id="ct1651254800" text:id="ct1651254800">
          <text:insertion>
            <office:change-info>
              <dc:creator>Unknown Author</dc:creator>
              <dc:date>2010-03-28T21:02:00</dc:date>
            </office:change-info>
          </text:insertion>
        </text:changed-region>
        <text:changed-region xml:id="ct1651310064" text:id="ct1651310064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xml:id="ct1651314656" text:id="ct1651314656">
          <text:insertion>
            <office:change-info>
              <dc:creator>Unknown Author</dc:creator>
              <dc:date>2010-03-09T14:34:00</dc:date>
            </office:change-info>
          </text:insertion>
        </text:changed-region>
        <text:changed-region xml:id="ct1651314752" text:id="ct1651314752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xml:id="ct1651314848" text:id="ct165131484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14944" text:id="ct1651314944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xml:id="ct1651314352" text:id="ct1651314352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xml:id="ct1651258976" text:id="ct1651258976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15040" text:id="ct1651315040">
          <text:insertion>
            <office:change-info>
              <dc:creator>Unknown Author</dc:creator>
              <dc:date>2010-03-28T21:58:00</dc:date>
            </office:change-info>
          </text:insertion>
        </text:changed-region>
        <text:changed-region xml:id="ct1651315136" text:id="ct1651315136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xml:id="ct1651315456" text:id="ct1651315456">
          <text:insertion>
            <office:change-info>
              <dc:creator>Unknown Author</dc:creator>
              <dc:date>2010-03-28T21:57:00</dc:date>
            </office:change-info>
          </text:insertion>
        </text:changed-region>
        <text:changed-region xml:id="ct1651315552" text:id="ct165131555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5648" text:id="ct1651315648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xml:id="ct1651258592" text:id="ct1651258592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xml:id="ct1651252256" text:id="ct1651252256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xml:id="ct1651316560" text:id="ct1651316560">
          <text:insertion>
            <office:change-info>
              <dc:creator>Unknown Author</dc:creator>
              <dc:date>2010-03-28T21:59:00</dc:date>
            </office:change-info>
          </text:insertion>
        </text:changed-region>
        <text:changed-region xml:id="ct1651316688" text:id="ct165131668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6784" text:id="ct165131678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259776" text:id="ct1651259776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xml:id="ct1651317152" text:id="ct1651317152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xml:id="ct1651317248" text:id="ct165131724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7344" text:id="ct165131734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17440" text:id="ct1651317440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xml:id="ct1651317744" text:id="ct1651317744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xml:id="ct1651317872" text:id="ct165131787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7968" text:id="ct1651317968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18064" text:id="ct1651318064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xml:id="ct1651318384" text:id="ct1651318384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8480" text:id="ct1651318480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8576" text:id="ct1651318576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xml:id="ct1651318992" text:id="ct165131899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9088" text:id="ct1651319088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9184" text:id="ct1651319184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xml:id="ct1651319536" text:id="ct1651319536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9632" text:id="ct165131963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9728" text:id="ct1651319728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xml:id="ct1651319824" text:id="ct1651319824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xml:id="ct1651320176" text:id="ct1651320176">
          <text:insertion>
            <office:change-info>
              <dc:creator>Unknown Author</dc:creator>
              <dc:date>2010-03-28T22:00:00</dc:date>
            </office:change-info>
          </text:insertion>
        </text:changed-region>
        <text:changed-region xml:id="ct1651261952" text:id="ct1651261952">
          <text:insertion>
            <office:change-info>
              <dc:creator>Unknown Author</dc:creator>
              <dc:date>2010-03-28T22:02:00</dc:date>
            </office:change-info>
          </text:insertion>
        </text:changed-region>
        <text:changed-region xml:id="ct1651315744" text:id="ct1651315744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xml:id="ct1651315840" text:id="ct1651315840">
          <text:insertion>
            <office:change-info>
              <dc:creator>Auteur inconnu</dc:creator>
              <dc:date>2010-04-28T15:11:00</dc:date>
            </office:change-info>
          </text:insertion>
        </text:changed-region>
        <text:changed-region xml:id="ct1651316208" text:id="ct1651316208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xml:id="ct1651320432" text:id="ct1651320432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20528" text:id="ct1651320528">
          <text:insertion>
            <office:change-info>
              <dc:creator>Unknown Author</dc:creator>
              <dc:date>2010-03-28T22:04:00</dc:date>
            </office:change-info>
          </text:insertion>
        </text:changed-region>
        <text:changed-region xml:id="ct1651205104" text:id="ct1651205104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xml:id="ct1651320896" text:id="ct1651320896">
          <text:insertion>
            <office:change-info>
              <dc:creator>Unknown Author</dc:creator>
              <dc:date>2010-03-28T22:01:00</dc:date>
            </office:change-info>
          </text:insertion>
        </text:changed-region>
        <text:changed-region xml:id="ct1651321024" text:id="ct1651321024">
          <text:insertion>
            <office:change-info>
              <dc:creator>Unknown Author</dc:creator>
              <dc:date>2010-03-28T22:03:00</dc:date>
            </office:change-info>
          </text:insertion>
        </text:changed-region>
        <text:changed-region xml:id="ct1651321120" text:id="ct1651321120">
          <text:insertion>
            <office:change-info>
              <dc:creator>Unknown Author</dc:creator>
              <dc:date>2010-03-28T22:05:00</dc:date>
            </office:change-info>
          </text:insertion>
        </text:changed-region>
        <text:changed-region xml:id="ct1651321216" text:id="ct1651321216">
          <text:insertion>
            <office:change-info>
              <dc:creator>Unknown Author</dc:creator>
              <dc:date>2010-03-28T22:06:00</dc:date>
            </office:change-info>
          </text:insertion>
        </text:changed-region>
        <text:changed-region xml:id="ct1651765392" text:id="ct1651765392">
          <text:insertion>
            <office:change-info>
              <dc:creator>Unknown Author</dc:creator>
              <dc:date>2010-03-28T22:39:00</dc:date>
            </office:change-info>
          </text:insertion>
        </text:changed-region>
        <text:changed-region xml:id="ct1651766480" text:id="ct1651766480">
          <text:insertion>
            <office:change-info>
              <dc:creator>Unknown Author</dc:creator>
              <dc:date>2010-03-28T22:40:00</dc:date>
            </office:change-info>
          </text:insertion>
        </text:changed-region>
        <text:changed-region xml:id="ct1651766640" text:id="ct1651766640">
          <text:insertion>
            <office:change-info>
              <dc:creator>Unknown Author</dc:creator>
              <dc:date>2010-03-09T15:13:00</dc:date>
            </office:change-info>
          </text:insertion>
        </text:changed-region>
        <text:changed-region xml:id="ct1651766768" text:id="ct1651766768">
          <text:insertion>
            <office:change-info>
              <dc:creator>Unknown Author</dc:creator>
              <dc:date>2010-03-28T22:17:00</dc:date>
            </office:change-info>
          </text:insertion>
        </text:changed-region>
        <text:changed-region xml:id="ct1651768080" text:id="ct1651768080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xml:id="ct1651768384" text:id="ct1651768384">
          <text:insertion>
            <office:change-info>
              <dc:creator>Unknown Author</dc:creator>
              <dc:date>2010-03-28T20:45:00</dc:date>
            </office:change-info>
          </text:insertion>
        </text:changed-region>
        <text:changed-region xml:id="ct1651767744" text:id="ct1651767744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xml:id="ct1651764448" text:id="ct1651764448">
          <text:deletion>
            <office:change-info>
              <dc:creator>Auteur inconnu</dc:creator>
              <dc:date>2010-04-26T14:08:00</dc:date>
            </office:change-info>
            <text:p text:style-name="P7">boolean exec(String job);</text:p>
          </text:deletion>
        </text:changed-region>
        <text:changed-region xml:id="ct1651767472" text:id="ct1651767472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xml:id="ct1651762768" text:id="ct1651762768">
          <text:deletion>
            <office:change-info>
              <dc:creator>Auteur inconnu</dc:creator>
              <dc:date>2010-04-26T14:08:00</dc:date>
            </office:change-info>
            <text:p text:style-name="P7">Execute a single command in Scilab</text:p>
          </text:deletion>
        </text:changed-region>
        <text:changed-region xml:id="ct1651762864" text:id="ct1651762864">
          <text:insertion>
            <office:change-info>
              <dc:creator>Auteur inconnu</dc:creator>
              <dc:date>2010-04-26T14:08:00</dc:date>
            </office:change-info>
          </text:insertion>
        </text:changed-region>
        <text:changed-region xml:id="ct1651763136" text:id="ct1651763136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xml:id="ct1651763616" text:id="ct1651763616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xml:id="ct1651763440" text:id="ct1651763440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xml:id="ct1651768816" text:id="ct1651768816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xml:id="ct1651763888" text:id="ct1651763888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xml:id="ct1651769296" text:id="ct1651769296">
          <text:insertion>
            <office:change-info>
              <dc:creator>Auteur inconnu</dc:creator>
              <dc:date>2010-04-26T14:49:00</dc:date>
            </office:change-info>
          </text:insertion>
        </text:changed-region>
        <text:changed-region xml:id="ct1651769136" text:id="ct1651769136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xml:id="ct1651769424" text:id="ct1651769424">
          <text:insertion>
            <office:change-info>
              <dc:creator>Auteur inconnu</dc:creator>
              <dc:date>2010-04-26T14:09:00</dc:date>
            </office:change-info>
          </text:insertion>
        </text:changed-region>
        <text:changed-region xml:id="ct1651769728" text:id="ct1651769728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xml:id="ct1651769856" text:id="ct1651769856">
          <text:insertion>
            <office:change-info>
              <dc:creator>Unknown Author</dc:creator>
              <dc:date>2010-03-28T22:21:00</dc:date>
            </office:change-info>
          </text:insertion>
        </text:changed-region>
        <text:changed-region xml:id="ct1651198800" text:id="ct1651198800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xml:id="ct1651250224" text:id="ct1651250224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xml:id="ct1651251840" text:id="ct1651251840">
          <text:insertion>
            <office:change-info>
              <dc:creator>Unknown Author</dc:creator>
              <dc:date>2010-03-28T22:22:00</dc:date>
            </office:change-info>
          </text:insertion>
        </text:changed-region>
        <text:changed-region xml:id="ct1651262080" text:id="ct1651262080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xml:id="ct1651318672" text:id="ct1651318672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xml:id="ct1651259360" text:id="ct1651259360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xml:id="ct1651317536" text:id="ct1651317536">
          <text:insertion>
            <office:change-info>
              <dc:creator>Unknown Author</dc:creator>
              <dc:date>2010-03-28T22:23:00</dc:date>
            </office:change-info>
          </text:insertion>
        </text:changed-region>
        <text:changed-region xml:id="ct1651298640" text:id="ct1651298640">
          <text:insertion>
            <office:change-info>
              <dc:creator>Unknown Author</dc:creator>
              <dc:date>2010-03-28T22:24:00</dc:date>
            </office:change-info>
          </text:insertion>
        </text:changed-region>
        <text:changed-region xml:id="ct1651298736" text:id="ct1651298736">
          <text:deletion>
            <office:change-info>
              <dc:creator>Auteur inconnu</dc:creator>
              <dc:date>2010-04-26T14:43:00</dc:date>
            </office:change-info>
            <text:p text:style-name="P7">finish</text:p>
          </text:deletion>
        </text:changed-region>
        <text:changed-region xml:id="ct1651298832" text:id="ct1651298832">
          <text:insertion>
            <office:change-info>
              <dc:creator>Auteur inconnu</dc:creator>
              <dc:date>2010-04-26T14:43:00</dc:date>
            </office:change-info>
          </text:insertion>
        </text:changed-region>
        <text:changed-region xml:id="ct1651298960" text:id="ct1651298960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xml:id="ct1651299056" text:id="ct1651299056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xml:id="ct1651315936" text:id="ct1651315936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xml:id="ct1651204976" text:id="ct1651204976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xml:id="ct1651316912" text:id="ct1651316912">
          <text:insertion>
            <office:change-info>
              <dc:creator>Unknown Author</dc:creator>
              <dc:date>2010-03-28T22:25:00</dc:date>
            </office:change-info>
          </text:insertion>
        </text:changed-region>
        <text:changed-region xml:id="ct1651261664" text:id="ct1651261664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xml:id="ct1651261488" text:id="ct1651261488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xml:id="ct1651316304" text:id="ct1651316304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xml:id="ct1651316400" text:id="ct1651316400">
          <text:insertion>
            <office:change-info>
              <dc:creator>Unknown Author</dc:creator>
              <dc:date>2010-03-28T22:26:00</dc:date>
            </office:change-info>
          </text:insertion>
        </text:changed-region>
        <text:changed-region xml:id="ct1651299152" text:id="ct1651299152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xml:id="ct1651299248" text:id="ct1651299248">
          <text:insertion>
            <office:change-info>
              <dc:creator>Auteur inconnu</dc:creator>
              <dc:date>2010-04-28T15:09:00</dc:date>
            </office:change-info>
          </text:insertion>
        </text:changed-region>
        <text:changed-region xml:id="ct1651198928" text:id="ct1651198928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xml:id="ct1651199024" text:id="ct1651199024">
          <text:insertion>
            <office:change-info>
              <dc:creator>Unknown Author</dc:creator>
              <dc:date>2010-03-28T22:27:00</dc:date>
            </office:change-info>
          </text:insertion>
        </text:changed-region>
        <text:changed-region xml:id="ct1651199120" text:id="ct1651199120">
          <text:insertion>
            <office:change-info>
              <dc:creator>Auteur inconnu</dc:creator>
              <dc:date>2010-04-28T15:09:00</dc:date>
            </office:change-info>
          </text:insertion>
        </text:changed-region>
        <text:changed-region xml:id="ct1651299584" text:id="ct1651299584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xml:id="ct1651299680" text:id="ct165129968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xml:id="ct1651300592" text:id="ct1651300592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xml:id="ct1651299776" text:id="ct1651299776">
          <text:deletion>
            <office:change-info>
              <dc:creator>Auteur inconnu</dc:creator>
              <dc:date>2010-04-26T14:05:00</dc:date>
            </office:change-info>
            <text:p text:style-name="P7">(</text:p>
          </text:deletion>
        </text:changed-region>
        <text:changed-region xml:id="ct1651300080" text:id="ct1651300080">
          <text:insertion>
            <office:change-info>
              <dc:creator>Unknown Author</dc:creator>
              <dc:date>2010-03-28T22:28:00</dc:date>
            </office:change-info>
          </text:insertion>
        </text:changed-region>
        <text:changed-region xml:id="ct1651300176" text:id="ct1651300176">
          <text:deletion>
            <office:change-info>
              <dc:creator>Auteur inconnu</dc:creator>
              <dc:date>2010-04-26T14:05:00</dc:date>
            </office:change-info>
            <text:p text:style-name="P8">)</text:p>
          </text:deletion>
        </text:changed-region>
        <text:changed-region xml:id="ct1651300272" text:id="ct1651300272">
          <text:insertion>
            <office:change-info>
              <dc:creator>Unknown Author</dc:creator>
              <dc:date>2010-03-28T22:29:00</dc:date>
            </office:change-info>
          </text:insertion>
        </text:changed-region>
        <text:changed-region xml:id="ct1651300912" text:id="ct1651300912">
          <text:insertion>
            <office:change-info>
              <dc:creator>Unknown Author</dc:creator>
              <dc:date>2010-03-28T22:33:00</dc:date>
            </office:change-info>
          </text:insertion>
        </text:changed-region>
        <text:changed-region xml:id="ct1651301040" text:id="ct165130104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xml:id="ct1651300368" text:id="ct1651300368">
          <text:deletion>
            <office:change-info>
              <dc:creator>Auteur inconnu</dc:creator>
              <dc:date>2010-04-26T14:04:00</dc:date>
            </office:change-info>
            <text:p text:style-name="Table_20_Contents">Variable</text:p>
          </text:deletion>
        </text:changed-region>
        <text:changed-region xml:id="ct1651301312" text:id="ct1651301312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xml:id="ct1651301136" text:id="ct1651301136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xml:id="ct1651301904" text:id="ct1651301904">
          <text:deletion>
            <office:change-info>
              <dc:creator>Auteur inconnu</dc:creator>
              <dc:date>2010-04-26T14:05:00</dc:date>
            </office:change-info>
            <text:p text:style-name="P7">called </text:p>
          </text:deletion>
        </text:changed-region>
        <text:changed-region xml:id="ct1651302000" text:id="ct1651302000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xml:id="ct1651301504" text:id="ct1651301504">
          <text:deletion>
            <office:change-info>
              <dc:creator>Auteur inconnu</dc:creator>
              <dc:date>2010-04-26T14:05:00</dc:date>
            </office:change-info>
            <text:p text:style-name="P7">(</text:p>
          </text:deletion>
        </text:changed-region>
        <text:changed-region xml:id="ct1651321456" text:id="ct1651321456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xml:id="ct1651321552" text:id="ct1651321552">
          <text:deletion>
            <office:change-info>
              <dc:creator>Auteur inconnu</dc:creator>
              <dc:date>2010-04-26T14:05:00</dc:date>
            </office:change-info>
            <text:p text:style-name="P8">)</text:p>
          </text:deletion>
        </text:changed-region>
        <text:changed-region xml:id="ct1651301760" text:id="ct1651301760">
          <text:insertion>
            <office:change-info>
              <dc:creator>Unknown Author</dc:creator>
              <dc:date>2010-03-28T22:35:00</dc:date>
            </office:change-info>
          </text:insertion>
        </text:changed-region>
        <text:changed-region xml:id="ct1651301600" text:id="ct1651301600">
          <text:insertion>
            <office:change-info>
              <dc:creator>Unknown Author</dc:creator>
              <dc:date>2010-03-28T22:36:00</dc:date>
            </office:change-info>
          </text:insertion>
        </text:changed-region>
        <text:changed-region xml:id="ct1651321648" text:id="ct1651321648">
          <text:insertion>
            <office:change-info>
              <dc:creator>Unknown Author</dc:creator>
              <dc:date>2010-03-28T22:41:00</dc:date>
            </office:change-info>
          </text:insertion>
        </text:changed-region>
        <text:changed-region xml:id="ct1651302272" text:id="ct1651302272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xml:id="ct1651302368" text:id="ct1651302368">
          <text:deletion>
            <office:change-info>
              <dc:creator>Auteur inconnu</dc:creator>
              <dc:date>2010-04-26T14:04:00</dc:date>
            </office:change-info>
            <text:p text:style-name="Table_20_Contents">sendVariable</text:p>
          </text:deletion>
        </text:changed-region>
        <text:changed-region xml:id="ct1651321744" text:id="ct1651321744">
          <text:insertion>
            <office:change-info>
              <dc:creator>Auteur inconnu</dc:creator>
              <dc:date>2010-04-26T14:04:00</dc:date>
            </office:change-info>
          </text:insertion>
        </text:changed-region>
        <text:changed-region xml:id="ct1651321840" text:id="ct1651321840">
          <text:insertion>
            <office:change-info>
              <dc:creator>Unknown Author</dc:creator>
              <dc:date>2010-03-28T22:42:00</dc:date>
            </office:change-info>
          </text:insertion>
        </text:changed-region>
        <text:changed-region xml:id="ct1651321936" text:id="ct1651321936">
          <text:insertion>
            <office:change-info>
              <dc:creator>Unknown Author</dc:creator>
              <dc:date>2010-03-28T22:43:00</dc:date>
            </office:change-info>
          </text:insertion>
        </text:changed-region>
        <text:changed-region xml:id="ct1651244752" text:id="ct1651244752">
          <text:deletion>
            <office:change-info>
              <dc:creator>Auteur inconnu</dc:creator>
              <dc:date>2010-04-26T14:05:00</dc:date>
            </office:change-info>
            <text:p text:style-name="P7">TODO – voir si c'est intéressant de faire ainsi ou si mettre ca directement dans la variable</text:p>
          </text:deletion>
        </text:changed-region>
        <text:changed-region xml:id="ct1651205680" text:id="ct1651205680">
          <text:insertion>
            <office:change-info>
              <dc:creator>Auteur inconnu</dc:creator>
              <dc:date>2010-04-26T14:05:00</dc:date>
            </office:change-info>
          </text:insertion>
        </text:changed-region>
        <text:changed-region xml:id="ct1651200512" text:id="ct1651200512">
          <text:insertion>
            <office:change-info>
              <dc:creator>Auteur inconnu</dc:creator>
              <dc:date>2010-04-26T14:24:00</dc:date>
            </office:change-info>
          </text:insertion>
        </text:changed-region>
        <text:changed-region xml:id="ct1651200608" text:id="ct1651200608">
          <text:insertion>
            <office:change-info>
              <dc:creator>Auteur inconnu</dc:creator>
              <dc:date>2010-04-26T14:25:00</dc:date>
            </office:change-info>
          </text:insertion>
        </text:changed-region>
        <text:changed-region xml:id="ct1651325168" text:id="ct1651325168">
          <text:insertion>
            <office:change-info>
              <dc:creator>Auteur inconnu</dc:creator>
              <dc:date>2010-04-26T14:29:00</dc:date>
            </office:change-info>
          </text:insertion>
        </text:changed-region>
        <text:changed-region xml:id="ct1651324672" text:id="ct1651324672">
          <text:deletion>
            <office:change-info>
              <dc:creator>Unknown Author</dc:creator>
              <dc:date>2010-03-28T22:37:00</dc:date>
            </office:change-info>
            <text:p text:style-name="P9">if (getos() == "Windows") then disp("Scilab on Windows"); end</text:p>
            <text:p text:style-name="P9">if (getos() == "Linux") then disp("Scilab on Linux"); end</text:p>
            <text:p text:style-name="P9">if (getos() == "SunOS") then disp("Scilab on Solaris"); end</text:p>
            <text:p text:style-name="P9">if (getos() == "Darwin") then disp("Scilab on MacOs"); end</text:p>
            <text:p text:style-name="P9"/>
          </text:deletion>
        </text:changed-region>
        <text:changed-region xml:id="ct1651328032" text:id="ct1651328032">
          <text:insertion>
            <office:change-info>
              <dc:creator>Unknown Author</dc:creator>
              <dc:date>2010-03-28T22:37:00</dc:date>
            </office:change-info>
          </text:insertion>
        </text:changed-region>
        <text:changed-region xml:id="ct1651330736" text:id="ct1651330736">
          <text:deletion>
            <office:change-info>
              <dc:creator>Unknown Author</dc:creator>
              <dc:date>2010-03-08T12:31:00</dc:date>
            </office:change-info>
            <text:p text:style-name="P10"><text:span text:style-name="Police_20_par_20_défaut"><text:span text:style-name="T3">Allan CORNET </text:span></text:span></text:p>
          </text:deletion>
        </text:changed-region>
        <text:changed-region xml:id="ct1651331504" text:id="ct1651331504">
          <text:insertion>
            <office:change-info>
              <dc:creator>Unknown Author</dc:creator>
              <dc:date>2010-03-08T12:31:00</dc:date>
            </office:change-info>
          </text:insertion>
        </text:changed-region>
        <text:changed-region xml:id="ct1651332288" text:id="ct1651332288">
          <text:deletion>
            <office:change-info>
              <dc:creator>Auteur inconnu</dc:creator>
              <dc:date>2010-03-02T13:50:00</dc:date>
            </office:change-info>
            <text:p text:style-name="P10"><text:span text:style-name="Police_20_par_20_défaut"><text:span text:style-name="T3">e</text:span></text:span></text:p>
          </text:deletion>
        </text:changed-region>
        <text:changed-region xml:id="ct1271359936" text:id="ct1271359936">
          <text:insertion>
            <office:change-info>
              <dc:creator>Eric Gallager</dc:creator>
              <dc:date>2013-09-03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#<text:change text:change-id="ct1651742128"/><text:change-start text:change-id="ct1651742272"/>4<text:change-end text:change-id="ct1651742272"/><text:change text:change-id="ct1651742400"/><text:change-start text:change-id="ct1651742544"/>2<text:change-end text:change-id="ct1651742544"/>: <text:change text:change-id="ct1651742672"/><text:change-start text:change-id="ct1651742816"/>Scilab / Java interface (javasci) version 2.0<text:change-end text:change-id="ct1651742816"/></text:p>
      <text:p text:style-name="P27"/>
      <text:p text:style-name="P2"/>
      <text:p text:style-name="P2"><text:change text:change-id="ct1651743248"/>Version: 1.0</text:p>
      <text:p text:style-name="P2">Author:<text:change text:change-id="ct1651744464"/><text:change-start text:change-id="ct1651744592"/> Sylvestre LEDRU<text:change-end text:change-id="ct1651744592"/> (<text:change text:change-id="ct1651744720"/><text:change-start text:change-id="ct1651743072"/>sylvestre.ledru<text:change-end text:change-id="ct1651743072"/>@scilab.org)</text:p>
      <text:p text:style-name="P2">Review:</text:p>
      <text:p text:style-name="P2">Commented:</text:p>
      <text:p text:style-name="P2">State:</text:p>
      <text:p text:style-name="P2">Scilab-Version: Scilab 5.3<text:change-start text:change-id="ct1651745616"/> or 5.4<text:change-end text:change-id="ct1651745616"/></text:p>
      <text:p text:style-name="P2">Vote: No</text:p>
      <text:p text:style-name="P3"><text:span text:style-name="Police_20_par_20_défaut"><text:span text:style-name="T1">Created: March </text:span></text:span><text:change text:change-id="ct1651746496"/><text:change-start text:change-id="ct1651747472"/><text:span text:style-name="Police_20_par_20_défaut"><text:span text:style-name="T1">8</text:span></text:span><text:change-end text:change-id="ct1651747472"/><text:change text:change-id="ct1651747600"/><text:change-start text:change-id="ct1651748448"/><text:span text:style-name="Police_20_par_20_défaut"><text:span text:style-name="T2">th</text:span></text:span><text:change-end text:change-id="ct1651748448"/><text:span text:style-name="Police_20_par_20_défaut"><text:span text:style-name="T1">, 2010</text:span></text:span></text:p>
      <text:p text:style-name="P27"/>
      <text:p text:style-name="P2"/>
      <text:p text:style-name="P35">Abstract</text:p>
      <text:p text:style-name="P2">The aim of this SEP is to <text:change text:change-id="ct1651746784"/><text:change-start text:change-id="ct1651746912"/>develop a new version of the Scilab / Java interface. The current interface is called Javasci.<text:change-end text:change-id="ct1651746912"/><text:change text:change-id="ct1651747040"/></text:p>
      <text:p text:style-name="P2"><text:s/></text:p>
      <text:p text:style-name="P35">Rationale</text:p>
      <text:p text:style-name="P4"><text:change text:change-id="ct1651750976"/><text:change text:change-id="ct1651750848"/><text:change text:change-id="ct1651750720"/><text:change-start text:change-id="ct1651751120"/>The current <text:change-end text:change-id="ct1651751120"/><text:change-start text:change-id="ct1651751248"/>implementation has several limitations<text:change-end text:change-id="ct1651751248"/><text:change-start text:change-id="ct1651756288"/>:</text:p>
      <text:list xml:id="list4210597449555126240" text:style-name="L1">
        <text:list-item>
          <text:p text:style-name="P32">To retrieve any variable from the Scilab language, knowing the type of the variable is mandatory a priori.</text:p>
        </text:list-item>
        <text:list-item>
          <text:p text:style-name="P32"><text:change-end text:change-id="ct1651756288"/><text:change-start text:change-id="ct1651756560"/>Only a few types are managed by the interface (boolean, double, complex and string).</text:p>
        </text:list-item>
        <text:list-item>
          <text:p text:style-name="P32">Lack of consistency<text:change-end text:change-id="ct1651756560"/><text:change-start text:change-id="ct1651759264"/> between Scilab and Java. For example, in Scilab, a scalar (matrix of [1,1]) is a matrix. In the Java interface, there are two different datatypes (example: SciDouble and SciDoubleArray).</text:p>
        </text:list-item>
        <text:list-item>
          <text:p text:style-name="P32"><text:change-end text:change-id="ct1651759264"/><text:change-start text:change-id="ct1651759712"/>There is no serialization possible on most of the datatype.</text:p>
        </text:list-item>
        <text:list-item>
          <text:p text:style-name="P32">Calling a Scilab function can be done only with the Exec method and increases the complexity of the retrieval of multiple output arguments.</text:p>
        </text:list-item>
        <text:list-item>
          <text:p text:style-name="P32">The package name does not follow the package naming rules of Scilab and the Scilab Java checkstyle.<text:change-end text:change-id="ct1651759712"/><text:change-start text:change-id="ct1651760368"/></text:p>
        </text:list-item>
        <text:list-item>
          <text:p text:style-name="P32">Hard to manage graphics windows</text:p>
        </text:list-item>
        <text:list-item>
          <text:p text:style-name="P32">No interaction with the event loop</text:p>
        </text:list-item>
        <text:list-item>
          <text:p text:style-name="P32">Cannot manage several instances of Scilab<text:change-end text:change-id="ct1651760368"/><text:change-start text:change-id="ct1651760576"/></text:p>
        </text:list-item>
      </text:list>
      <text:p text:style-name="P4"><text:change-end text:change-id="ct1651760576"/><text:change-start text:change-id="ct1651760912"/></text:p>
      <text:p text:style-name="P23">Proposal</text:p>
      <text:p text:style-name="P5"><text:change-end text:change-id="ct1651760912"/><text:change-start text:change-id="ct1651761008"/>The goal of this version 2 is to tackle<text:change-end text:change-id="ct1651761008"/><text:change text:change-id="ct1651761104"/><text:change-start text:change-id="ct1651761200"/> most of the<text:change-end text:change-id="ct1651761200"/><text:change-start text:change-id="ct1651244880"/> implementation issues listed upper. </text:p>
      <text:p text:style-name="P5">Because of all previous limitations, a code based on Javasci v1 will not be compatible with the version 2<text:change-end text:change-id="ct1651244880"/><text:change text:change-id="ct1651253376"/><text:change-start text:change-id="ct1651253472"/>. However, both versions will be provided into the Scilab distribution for a while.<text:change-end text:change-id="ct1651253472"/><text:change-start text:change-id="ct1651253280"/></text:p>
      <text:p text:style-name="P23">The proposed API</text:p>
      <text:p text:style-name="P5"><text:change-end text:change-id="ct1651253280"/><text:change-start text:change-id="ct1651305488"/>Two different kind of operations can be done:</text:p>
      <text:list xml:id="list1041965470152800370" text:style-name="L2">
        <text:list-item>
          <text:p text:style-name="P30"><text:soft-page-break/>reading/writing data from/to Scilab</text:p>
        </text:list-item>
        <text:list-item>
          <text:p text:style-name="P30">launch operations</text:p>
        </text:list-item>
      </text:list>
      <text:p text:style-name="P19">Package naming:</text:p>
      <text:p text:style-name="P5"><text:change-end text:change-id="ct1651305488"/><text:change-start text:change-id="ct1651309536"/>The first step would be to rename all packages to match the current Scilab naming schema:</text:p>
      <text:p text:style-name="P6">org.scilab.modules.javasci.*<text:change-end text:change-id="ct1651309536"/><text:change-start text:change-id="ct1651253600"/></text:p>
      <text:p text:style-name="P21"/>
      <text:p text:style-name="P21">Datatypes:<text:change-end text:change-id="ct1651253600"/><text:change-start text:change-id="ct1651254256"/></text:p>
      <text:p text:style-name="P5"><text:change-end text:change-id="ct1651254256"/><text:change-start text:change-id="ct1651307232"/>The data mapping will be done thanks to the classes developed in the context of Xcos. During this process, a clean wrapping of many of Scilab native datatypes has been implemented.</text:p>
      <text:p text:style-name="P5"><text:change-end text:change-id="ct1651307232"/><text:change-start text:change-id="ct1651309936"/>All classes implement the interface <text:span text:style-name="T6">ScilabType</text:span><text:change-end text:change-id="ct1651309936"/><text:change-start text:change-id="ct1651254464"/></text:p>
      <text:p text:style-name="P5"><text:change-end text:change-id="ct1651254464"/><text:change-start text:change-id="ct1651254640"/>which specifies the following methods:<text:change-end text:change-id="ct1651254640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<text:change-start text:change-id="ct1651312512"/><text:span text:style-name="T6">ScilabType </text:span><text:span text:style-name="T10">extends</text:span><text:span text:style-name="T6"> </text:span><text:change-end text:change-id="ct1651312512"/><text:change text:change-id="ct1651312608"/><text:change-start text:change-id="ct1651312928"/><text:span text:style-name="T6">Serializable</text:span><text:change-end text:change-id="ct1651312928"/></text:p>
          </table:table-cell>
          <table:covered-table-cell/>
        </table:table-row>
        <table:table-row>
          <table:table-cell table:style-name="Table2.A2" office:value-type="string">
            <text:p text:style-name="P25"><text:change-start text:change-id="ct1651311008"/>Method<text:change-end text:change-id="ct1651311008"/></text:p>
          </table:table-cell>
          <table:table-cell table:style-name="Table2.B2" office:value-type="string">
            <text:p text:style-name="P25"><text:change-start text:change-id="ct1651310864"/>Description<text:change-end text:change-id="ct1651310864"/></text:p>
          </table:table-cell>
        </table:table-row>
        <table:table-row>
          <table:table-cell table:style-name="Table2.A3" office:value-type="string">
            <text:p text:style-name="P6"><text:change-start text:change-id="ct1651311376"/>int getWidth();<text:change-end text:change-id="ct1651311376"/></text:p>
          </table:table-cell>
          <table:table-cell table:style-name="Table2.B3" office:value-type="string">
            <text:p text:style-name="P7"><text:change-start text:change-id="ct1651311472"/>Return the Width<text:change-end text:change-id="ct1651311472"/></text:p>
          </table:table-cell>
        </table:table-row>
        <table:table-row>
          <table:table-cell table:style-name="Table2.A3" office:value-type="string">
            <text:p text:style-name="P6"><text:change-start text:change-id="ct1651311648"/>int getHeight();<text:change-end text:change-id="ct1651311648"/></text:p>
          </table:table-cell>
          <table:table-cell table:style-name="Table2.B3" office:value-type="string">
            <text:p text:style-name="P7"><text:change-start text:change-id="ct1651311744"/>Return the Height<text:change-end text:change-id="ct1651311744"/></text:p>
          </table:table-cell>
        </table:table-row>
        <table:table-row>
          <table:table-cell table:style-name="Table2.A3" office:value-type="string">
            <text:p text:style-name="P6"><text:change-start text:change-id="ct1651311872"/>String toString();<text:change-end text:change-id="ct1651311872"/></text:p>
          </table:table-cell>
          <table:table-cell table:style-name="Table2.B3" office:value-type="string">
            <text:p text:style-name="P7"><text:change-start text:change-id="ct1651255312"/>Show the data<text:change-end text:change-id="ct1651255312"/></text:p>
          </table:table-cell>
        </table:table-row>
        <table:table-row>
          <table:table-cell table:style-name="Table2.A2" office:value-type="string">
            <text:p text:style-name="P21"><text:change-start text:change-id="ct1651313024"/>Member<text:change-end text:change-id="ct1651313024"/></text:p>
          </table:table-cell>
          <table:table-cell table:style-name="Table2.B2" office:value-type="string">
            <text:p text:style-name="P25"><text:change-start text:change-id="ct1651255776"/>Description<text:change-end text:change-id="ct1651255776"/></text:p>
          </table:table-cell>
        </table:table-row>
        <table:table-row>
          <table:table-cell table:style-name="Table2.A3" office:value-type="string">
            <text:p text:style-name="P6"><text:change-start text:change-id="ct1651313200"/>enum <text:change-end text:change-id="ct1651313200"/><text:change-start text:change-id="ct1651313296"/>t<text:change-end text:change-id="ct1651313296"/><text:change-start text:change-id="ct1651313392"/>ype<text:change-end text:change-id="ct1651313392"/></text:p>
          </table:table-cell>
          <table:table-cell table:style-name="Table2.B3" office:value-type="string">
            <text:p text:style-name="P7"><text:change-start text:change-id="ct1651312128"/>An enum providing a matching between the Scilab ID value (int) and<text:change-end text:change-id="ct1651312128"/><text:change-start text:change-id="ct1651313488"/> the description of the type (string)<text:change-end text:change-id="ct1651313488"/></text:p>
          </table:table-cell>
        </table:table-row>
      </table:table>
      <text:p text:style-name="P5"><text:change-start text:change-id="ct1651254800"/></text:p>
      <text:p text:style-name="P6"><text:change-end text:change-id="ct1651254800"/><text:change-start text:change-id="ct1651310064"/></text:p>
      <text:p text:style-name="P21">Datatype Mapping:</text:p>
      <text:p text:style-name="P20">The mapping between Scilab and Java is the following one:<text:change-end text:change-id="ct1651310064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5"><text:change-start text:change-id="ct1651314656"/>Scilab type<text:change-end text:change-id="ct1651314656"/></text:p>
          </table:table-cell>
          <table:table-cell table:style-name="Table1.A1" office:value-type="string">
            <text:p text:style-name="P25"><text:change-start text:change-id="ct1651314752"/>Scilab ID<text:change-end text:change-id="ct1651314752"/><text:change-start text:change-id="ct1651314848"/> (type)<text:change-end text:change-id="ct1651314848"/></text:p>
          </table:table-cell>
          <table:table-cell table:style-name="Table1.A1" office:value-type="string">
            <text:p text:style-name="P25"><text:change-start text:change-id="ct1651314944"/>Scilab <text:change-end text:change-id="ct1651314944"/><text:change-start text:change-id="ct1651314352"/>Code<text:change-end text:change-id="ct1651314352"/><text:change-start text:change-id="ct1651258976"/> (typeof)<text:change-end text:change-id="ct1651258976"/></text:p>
          </table:table-cell>
          <table:table-cell table:style-name="Table1.A1" office:value-type="string">
            <text:p text:style-name="P25"><text:change-start text:change-id="ct1651315040"/>Java Scilab type<text:change-end text:change-id="ct1651315040"/></text:p>
          </table:table-cell>
          <table:table-cell table:style-name="Table1.E1" office:value-type="string">
            <text:p text:style-name="P25"><text:change-start text:change-id="ct1651315136"/>Description<text:change-end text:change-id="ct1651315136"/></text:p>
          </table:table-cell>
        </table:table-row>
        <table:table-row>
          <table:table-cell table:style-name="Table1.A2" office:value-type="string">
            <text:p text:style-name="P7"><text:change-start text:change-id="ct1651315456"/>Boolean<text:change-end text:change-id="ct1651315456"/></text:p>
          </table:table-cell>
          <table:table-cell table:style-name="Table1.B2" office:value-type="float" office:value="4">
            <text:p text:style-name="P7"><text:change-start text:change-id="ct1651315552"/>4<text:change-end text:change-id="ct1651315552"/></text:p>
          </table:table-cell>
          <table:table-cell table:style-name="Table1.A2" office:value-type="string">
            <text:p text:style-name="P7"><text:change-start text:change-id="ct1651315648"/>boolean<text:change-end text:change-id="ct1651315648"/></text:p>
          </table:table-cell>
          <table:table-cell table:style-name="Table1.A2" office:value-type="string">
            <text:p text:style-name="P7"><text:change-start text:change-id="ct1651258592"/>ScilabBoolean<text:change-end text:change-id="ct1651258592"/></text:p>
          </table:table-cell>
          <table:table-cell table:style-name="Table1.E2" office:value-type="string">
            <text:p text:style-name="P7"><text:change-start text:change-id="ct1651252256"/>Boolean datatype<text:change-end text:change-id="ct1651252256"/></text:p>
          </table:table-cell>
        </table:table-row>
        <table:table-row>
          <table:table-cell table:style-name="Table1.A2" office:value-type="string">
            <text:p text:style-name="P7"><text:change-start text:change-id="ct1651316560"/>Polynomial<text:change-end text:change-id="ct1651316560"/></text:p>
          </table:table-cell>
          <table:table-cell table:style-name="Table1.B2" office:value-type="float" office:value="2">
            <text:p text:style-name="P7"><text:change-start text:change-id="ct1651316688"/>2<text:change-end text:change-id="ct1651316688"/></text:p>
          </table:table-cell>
          <table:table-cell table:style-name="Table1.A2" office:value-type="string">
            <text:p text:style-name="P7"><text:change-start text:change-id="ct1651316784"/>polynomial<text:change-end text:change-id="ct1651316784"/></text:p>
          </table:table-cell>
          <table:table-cell table:style-name="Table1.A2" office:value-type="string">
            <text:p text:style-name="P7"><text:change-start text:change-id="ct1651259776"/>TBD<text:change-end text:change-id="ct1651259776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7152"/>String<text:change-end text:change-id="ct1651317152"/></text:p>
          </table:table-cell>
          <table:table-cell table:style-name="Table1.B2" office:value-type="float" office:value="10">
            <text:p text:style-name="P7"><text:change-start text:change-id="ct1651317248"/>10<text:change-end text:change-id="ct1651317248"/></text:p>
          </table:table-cell>
          <table:table-cell table:style-name="Table1.A2" office:value-type="string">
            <text:p text:style-name="P7"><text:change-start text:change-id="ct1651317344"/>string<text:change-end text:change-id="ct1651317344"/></text:p>
          </table:table-cell>
          <table:table-cell table:style-name="Table1.A2" office:value-type="string">
            <text:p text:style-name="P7"><text:change-start text:change-id="ct1651317440"/>ScilabString<text:change-end text:change-id="ct1651317440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7744"/>List<text:change-end text:change-id="ct1651317744"/></text:p>
          </table:table-cell>
          <table:table-cell table:style-name="Table1.B2" office:value-type="float" office:value="15">
            <text:p text:style-name="P7"><text:change-start text:change-id="ct1651317872"/>15<text:change-end text:change-id="ct1651317872"/></text:p>
          </table:table-cell>
          <table:table-cell table:style-name="Table1.A2" office:value-type="string">
            <text:p text:style-name="P7"><text:change-start text:change-id="ct1651317968"/>list<text:change-end text:change-id="ct1651317968"/></text:p>
          </table:table-cell>
          <table:table-cell table:style-name="Table1.A2" office:value-type="string">
            <text:p text:style-name="P7"><text:change-start text:change-id="ct1651318064"/>ScilabList<text:change-end text:change-id="ct1651318064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8384"/>tlist<text:change-end text:change-id="ct1651318384"/></text:p>
          </table:table-cell>
          <table:table-cell table:style-name="Table1.B2" office:value-type="float" office:value="16">
            <text:p text:style-name="P7"><text:change-start text:change-id="ct1651318480"/>16<text:change-end text:change-id="ct1651318480"/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change-start text:change-id="ct1651318576"/>ScilabTList<text:change-end text:change-id="ct1651318576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8992"/>mlist<text:change-end text:change-id="ct1651318992"/></text:p>
          </table:table-cell>
          <table:table-cell table:style-name="Table1.B2" office:value-type="float" office:value="17">
            <text:p text:style-name="P7"><text:change-start text:change-id="ct1651319088"/>17<text:change-end text:change-id="ct1651319088"/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change-start text:change-id="ct1651319184"/>ScilabMList<text:change-end text:change-id="ct1651319184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9536"/>Sparse<text:change-end text:change-id="ct1651319536"/></text:p>
          </table:table-cell>
          <table:table-cell table:style-name="Table1.B2" office:value-type="float" office:value="5">
            <text:p text:style-name="P7"><text:change-start text:change-id="ct1651319632"/>5<text:change-end text:change-id="ct1651319632"/></text:p>
          </table:table-cell>
          <table:table-cell table:style-name="Table1.A2" office:value-type="string">
            <text:p text:style-name="P7"><text:change-start text:change-id="ct1651319728"/>sparse<text:change-end text:change-id="ct1651319728"/></text:p>
          </table:table-cell>
          <table:table-cell table:style-name="Table1.A2" office:value-type="string">
            <text:p text:style-name="P7"><text:change-start text:change-id="ct1651319824"/>TBD<text:change-end text:change-id="ct1651319824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20176"/>Boolean Sparse<text:change-end text:change-id="ct1651320176"/></text:p>
          </table:table-cell>
          <table:table-cell table:style-name="Table1.B2" office:value-type="float" office:value="6">
            <text:p text:style-name="P7"><text:change-start text:change-id="ct1651261952"/>6<text:change-end text:change-id="ct1651261952"/></text:p>
          </table:table-cell>
          <table:table-cell table:style-name="Table1.A2" office:value-type="string">
            <text:p text:style-name="P7"><text:change-start text:change-id="ct1651315744"/>boolean sparse<text:change-end text:change-id="ct1651315744"/></text:p>
          </table:table-cell>
          <table:table-cell table:style-name="Table1.A2" office:value-type="string">
            <text:p text:style-name="P7"><text:change-start text:change-id="ct1651315840"/>TBD<text:change-end text:change-id="ct1651315840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16208"/>Double<text:change-end text:change-id="ct1651316208"/></text:p>
          </table:table-cell>
          <table:table-cell table:style-name="Table1.B2" office:value-type="float" office:value="1">
            <text:p text:style-name="P7"><text:change-start text:change-id="ct1651320432"/>1<text:change-end text:change-id="ct1651320432"/></text:p>
          </table:table-cell>
          <table:table-cell table:style-name="Table1.A2" office:value-type="string">
            <text:p text:style-name="P7"><text:change-start text:change-id="ct1651320528"/>constant<text:change-end text:change-id="ct1651320528"/></text:p>
          </table:table-cell>
          <table:table-cell table:style-name="Table1.A2" office:value-type="string">
            <text:p text:style-name="P7"><text:change-start text:change-id="ct1651205104"/>ScilabDouble<text:change-end text:change-id="ct1651205104"/>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<text:change-start text:change-id="ct1651320896"/>Integer<text:change-end text:change-id="ct1651320896"/></text:p>
          </table:table-cell>
          <table:table-cell table:style-name="Table1.B2" office:value-type="float" office:value="8">
            <text:p text:style-name="P7"><text:change-start text:change-id="ct1651321024"/>8<text:change-end text:change-id="ct1651321024"/></text:p>
          </table:table-cell>
          <table:table-cell table:style-name="Table1.A2" office:value-type="string">
            <text:p text:style-name="P7"><text:change-start text:change-id="ct1651321120"/>constant<text:change-end text:change-id="ct1651321120"/></text:p>
          </table:table-cell>
          <table:table-cell table:style-name="Table1.A2" office:value-type="string">
            <text:p text:style-name="P7"><text:change-start text:change-id="ct1651321216"/>ScilabInteger<text:change-end text:change-id="ct1651321216"/></text:p>
          </table:table-cell>
          <table:table-cell table:style-name="Table1.E2" office:value-type="string">
            <text:p text:style-name="P7"/>
          </table:table-cell>
        </table:table-row>
      </table:table>
      <text:p text:style-name="P5"><text:change-start text:change-id="ct1651765392"/>Note that there is no specific types for complex data<text:change-end text:change-id="ct1651765392"/><text:change-start text:change-id="ct1651766480"/> since they are available in many cases (*list, <text:soft-page-break/>sparse, double...)</text:p>
      <text:p text:style-name="P5"><text:change-end text:change-id="ct1651766480"/><text:change-start text:change-id="ct1651766640"/></text:p>
      <text:p text:style-name="P19"><text:change-end text:change-id="ct1651766640"/><text:change-start text:change-id="ct1651766768"/>Interact with Scilab engine:<text:change-end text:change-id="ct1651766768"/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"><text:change-start text:change-id="ct1651768080"/>Scilab control class<text:change-end text:change-id="ct1651768080"/></text:p>
          </table:table-cell>
          <table:covered-table-cell/>
        </table:table-row>
        <table:table-row>
          <table:table-cell table:style-name="Table3.A2" office:value-type="string">
            <text:p text:style-name="P25"><text:change-start text:change-id="ct1651768384"/>Method<text:change-end text:change-id="ct1651768384"/></text:p>
          </table:table-cell>
          <table:table-cell table:style-name="Table3.B2" office:value-type="string">
            <text:p text:style-name="P25"><text:change-start text:change-id="ct1651767744"/>Description<text:change-end text:change-id="ct1651767744"/></text:p>
          </table:table-cell>
        </table:table-row>
        <table:table-row>
          <table:table-cell table:style-name="Table3.A3" office:value-type="string">
            <text:p text:style-name="P7"><text:change text:change-id="ct1651764448"/><text:change-start text:change-id="ct1651767472"/>boolean open()<text:change-end text:change-id="ct1651767472"/></text:p>
          </table:table-cell>
          <table:table-cell table:style-name="Table3.B3" office:value-type="string">
            <text:p text:style-name="P7"><text:change text:change-id="ct1651762768"/><text:change-start text:change-id="ct1651762864"/>Open a connection to the Scilab engine<text:change-end text:change-id="ct1651762864"/></text:p>
          </table:table-cell>
        </table:table-row>
        <table:table-row>
          <table:table-cell table:style-name="Table3.A3" office:value-type="string">
            <text:p text:style-name="P7"><text:change-start text:change-id="ct1651763136"/>boolean open(String job)<text:change-end text:change-id="ct1651763136"/></text:p>
          </table:table-cell>
          <table:table-cell table:style-name="Table3.B3" office:value-type="string">
            <text:p text:style-name="P7"><text:change-start text:change-id="ct1651763616"/>Open a connection to the Scilab engine and run the command <text:span text:style-name="T6">job</text:span><text:change-end text:change-id="ct1651763616"/></text:p>
          </table:table-cell>
        </table:table-row>
        <table:table-row>
          <table:table-cell table:style-name="Table3.A3" office:value-type="string">
            <text:p text:style-name="P7"><text:change-start text:change-id="ct1651763440"/>boolean open(String job[])<text:change-end text:change-id="ct1651763440"/></text:p>
          </table:table-cell>
          <table:table-cell table:style-name="Table3.B3" office:value-type="string">
            <text:p text:style-name="P7"><text:change-start text:change-id="ct1651768816"/>Open a connection to the Scilab engine and run commands <text:span text:style-name="T6">job</text:span><text:change-end text:change-id="ct1651768816"/></text:p>
          </table:table-cell>
        </table:table-row>
        <table:table-row>
          <table:table-cell table:style-name="Table3.A3" office:value-type="string">
            <text:p text:style-name="P7"><text:change-start text:change-id="ct1651763888"/>boolean open(File scriptFilename)<text:change-end text:change-id="ct1651763888"/></text:p>
          </table:table-cell>
          <table:table-cell table:style-name="Table3.B3" office:value-type="string">
            <text:p text:style-name="P26"><text:change-start text:change-id="ct1651769296"/>Open a connection to the Scilab engine and run thefile <text:span text:style-name="T6">scriptFilename</text:span><text:change-end text:change-id="ct1651769296"/></text:p>
          </table:table-cell>
        </table:table-row>
        <table:table-row>
          <table:table-cell table:style-name="Table3.A3" office:value-type="string">
            <text:p text:style-name="P7"><text:change-start text:change-id="ct1651769136"/>boolean exec(String job);<text:change-end text:change-id="ct1651769136"/></text:p>
          </table:table-cell>
          <table:table-cell table:style-name="Table3.B3" office:value-type="string">
            <text:p text:style-name="P7"><text:change-start text:change-id="ct1651769424"/>Execute a single command in Scilab<text:change-end text:change-id="ct1651769424"/></text:p>
          </table:table-cell>
        </table:table-row>
        <table:table-row>
          <table:table-cell table:style-name="Table3.A3" office:value-type="string">
            <text:p text:style-name="P7"><text:change-start text:change-id="ct1651769728"/>b<text:change-end text:change-id="ct1651769728"/><text:change-start text:change-id="ct1651769856"/>oolean exec(String job[]);<text:change-end text:change-id="ct1651769856"/></text:p>
          </table:table-cell>
          <table:table-cell table:style-name="Table3.B3" office:value-type="string">
            <text:p text:style-name="P7"><text:change-start text:change-id="ct1651198800"/>Execute several commands in Scilab<text:change-end text:change-id="ct1651198800"/></text:p>
          </table:table-cell>
        </table:table-row>
        <table:table-row>
          <table:table-cell table:style-name="Table3.A3" office:value-type="string">
            <text:p text:style-name="P7"><text:change-start text:change-id="ct1651250224"/>b<text:change-end text:change-id="ct1651250224"/><text:change-start text:change-id="ct1651251840"/>oolean exec(File<text:span text:style-name="Source_20_Text"><text:span text:style-name="T9"> scriptFilename);</text:span></text:span><text:change-end text:change-id="ct1651251840"/></text:p>
          </table:table-cell>
          <table:table-cell table:style-name="Table3.B3" office:value-type="string">
            <text:p text:style-name="P7"><text:change-start text:change-id="ct1651262080"/>Execute a Scilab script .sce/.sci<text:change-end text:change-id="ct1651262080"/></text:p>
          </table:table-cell>
        </table:table-row>
        <table:table-row>
          <table:table-cell table:style-name="Table3.A3" office:value-type="string">
            <text:p text:style-name="P7"><text:change-start text:change-id="ct1651318672"/>boolean isExistingV<text:change-end text:change-id="ct1651318672"/><text:change-start text:change-id="ct1651259360"/>ariable(String varname);<text:change-end text:change-id="ct1651259360"/></text:p>
          </table:table-cell>
          <table:table-cell table:style-name="Table3.B3" office:value-type="string">
            <text:p text:style-name="P7"><text:change-start text:change-id="ct1651317536"/>Detect if a variable (varname) exists in Scilab<text:change-end text:change-id="ct1651317536"/></text:p>
          </table:table-cell>
        </table:table-row>
        <table:table-row>
          <table:table-cell table:style-name="Table3.A3" office:value-type="string">
            <text:p text:style-name="P7"><text:change-start text:change-id="ct1651298640"/>boolean <text:change-end text:change-id="ct1651298640"/><text:change text:change-id="ct1651298736"/><text:change-start text:change-id="ct1651298832"/>close<text:change-end text:change-id="ct1651298832"/><text:change-start text:change-id="ct1651298960"/>();<text:change-end text:change-id="ct1651298960"/></text:p>
          </table:table-cell>
          <table:table-cell table:style-name="Table3.B3" office:value-type="string">
            <text:p text:style-name="P7"><text:change-start text:change-id="ct1651299056"/>Shutdown Scilab<text:change-end text:change-id="ct1651299056"/></text:p>
          </table:table-cell>
        </table:table-row>
        <table:table-row>
          <table:table-cell table:style-name="Table3.A3" office:value-type="string">
            <text:p text:style-name="Table_20_Contents"><text:change-start text:change-id="ct1651315936"/>i<text:change-end text:change-id="ct1651315936"/><text:change-start text:change-id="ct1651204976"/>nt getLastErrorCode();<text:change-end text:change-id="ct1651204976"/></text:p>
          </table:table-cell>
          <table:table-cell table:style-name="Table3.B3" office:value-type="string">
            <text:p text:style-name="P7"><text:change-start text:change-id="ct1651316912"/>Return the last error code<text:change-end text:change-id="ct1651316912"/></text:p>
          </table:table-cell>
        </table:table-row>
        <table:table-row>
          <table:table-cell table:style-name="Table3.A3" office:value-type="string">
            <text:p text:style-name="Table_20_Contents"><text:change-start text:change-id="ct1651261664"/>String getLastErrorMessage();<text:change-end text:change-id="ct1651261664"/></text:p>
          </table:table-cell>
          <table:table-cell table:style-name="Table3.B3" office:value-type="string">
            <text:p text:style-name="P7"><text:change-start text:change-id="ct1651261488"/>Return the last error message<text:change-end text:change-id="ct1651261488"/></text:p>
          </table:table-cell>
        </table:table-row>
        <table:table-row>
          <table:table-cell table:style-name="Table3.A3" office:value-type="string">
            <text:p text:style-name="Table_20_Contents"><text:change-start text:change-id="ct1651316304"/>b<text:change-end text:change-id="ct1651316304"/><text:change-start text:change-id="ct1651316400"/>oolean is<text:change-end text:change-id="ct1651316400"/><text:change-start text:change-id="ct1651299152"/>GraphicOpen<text:change-end text:change-id="ct1651299152"/><text:change-start text:change-id="ct1651299248"/>ed<text:change-end text:change-id="ct1651299248"/><text:change-start text:change-id="ct1651198928"/>();<text:change-end text:change-id="ct1651198928"/></text:p>
          </table:table-cell>
          <table:table-cell table:style-name="Table3.B3" office:value-type="string">
            <text:p text:style-name="P7"><text:change-start text:change-id="ct1651199024"/>Detect if a Scilab graphic window is still open<text:change-end text:change-id="ct1651199024"/><text:change-start text:change-id="ct1651199120"/>ed<text:change-end text:change-id="ct1651199120"/></text:p>
          </table:table-cell>
        </table:table-row>
        <table:table-row>
          <table:table-cell table:style-name="Table3.A3" office:value-type="string">
            <text:p text:style-name="Table_20_Contents"><text:change-start text:change-id="ct1651299584"/>i<text:change-end text:change-id="ct1651299584"/><text:change-start text:change-id="ct1651299680"/>nt getVariableType(String varname);<text:change-end text:change-id="ct1651299680"/></text:p>
          </table:table-cell>
          <table:table-cell table:style-name="Table3.B3" office:value-type="string">
            <text:p text:style-name="P7"><text:change-start text:change-id="ct1651300592"/>Return the code type of a variable <text:change-end text:change-id="ct1651300592"/><text:change text:change-id="ct1651299776"/><text:change-start text:change-id="ct1651300080"/><text:span text:style-name="T6">varname</text:span><text:change-end text:change-id="ct1651300080"/><text:change text:change-id="ct1651300176"/><text:change-start text:change-id="ct1651300272"/><text:line-break/>The int refers to a Java enum<text:change-end text:change-id="ct1651300272"/><text:change-start text:change-id="ct1651300912"/> from ScilabType.types<text:change-end text:change-id="ct1651300912"/></text:p>
          </table:table-cell>
        </table:table-row>
        <table:table-row>
          <table:table-cell table:style-name="Table3.A3" office:value-type="string">
            <text:p text:style-name="Table_20_Contents"><text:change-start text:change-id="ct1651301040"/>ScilabType get<text:change-end text:change-id="ct1651301040"/><text:change text:change-id="ct1651300368"/><text:change-start text:change-id="ct1651301312"/>(String varname)<text:change-end text:change-id="ct1651301312"/></text:p>
          </table:table-cell>
          <table:table-cell table:style-name="Table3.B3" office:value-type="string">
            <text:p text:style-name="P7"><text:change-start text:change-id="ct1651301136"/>Returns a variable <text:change-end text:change-id="ct1651301136"/><text:change text:change-id="ct1651301904"/><text:change-start text:change-id="ct1651302000"/>named <text:change-end text:change-id="ct1651302000"/><text:change text:change-id="ct1651301504"/><text:change-start text:change-id="ct1651321456"/><text:span text:style-name="T6">varname</text:span><text:change-end text:change-id="ct1651321456"/><text:change text:change-id="ct1651321552"/><text:change-start text:change-id="ct1651301760"/><text:line-break/><text:change-end text:change-id="ct1651301760"/><text:change-start text:change-id="ct1651301600"/>Throws an exception if the datatype is not managed<text:change-end text:change-id="ct1651301600"/><text:change-start text:change-id="ct1651321648"/> or if the variable is not available<text:change-end text:change-id="ct1651321648"/></text:p>
          </table:table-cell>
        </table:table-row>
        <table:table-row>
          <table:table-cell table:style-name="Table3.A3" office:value-type="string">
            <text:p text:style-name="Table_20_Contents"><text:change-start text:change-id="ct1651302272"/>boolean <text:change-end text:change-id="ct1651302272"/><text:change text:change-id="ct1651302368"/><text:change-start text:change-id="ct1651321744"/>put<text:change-end text:change-id="ct1651321744"/><text:change-start text:change-id="ct1651321840"/>(<text:change-end text:change-id="ct1651321840"/><text:change-start text:change-id="ct1651321936"/>String varname, ScilabType theVariable);<text:change-end text:change-id="ct1651321936"/></text:p>
          </table:table-cell>
          <table:table-cell table:style-name="Table3.B3" office:value-type="string">
            <text:p text:style-name="P7"><text:change text:change-id="ct1651244752"/><text:change-start text:change-id="ct1651205680"/>Send to Scilab a variable <text:span text:style-name="T6">theVariable</text:span> named <text:span text:style-name="T6">varname</text:span></text:p>
            <text:p text:style-name="P7">Throws an exception if the datatype is not managed or if the variable is not available<text:change-end text:change-id="ct1651205680"/></text:p>
          </table:table-cell>
        </table:table-row>
      </table:table>
      <text:p text:style-name="P5"/>
      <text:p text:style-name="P36"><text:change-start text:change-id="ct1651200512"/><text:span text:style-name="Teletype"><text:span text:style-name="T8">Future extensions</text:span></text:span></text:p>
      <text:p text:style-name="P17">Some extensions of Javasci 2<text:change-end text:change-id="ct1651200512"/><text:change-start text:change-id="ct1651200608"/>.0 are now considered in this release and will be the subject of new SEPs in the future.<text:change-end text:change-id="ct1651200608"/><text:change-start text:change-id="ct1651325168"/></text:p>
      <text:list xml:id="list6300230467510271085" text:style-name="L3">
        <text:list-item>
          <text:p text:style-name="P31">From a single Java code, have multiple instances of Scilab</text:p>
        </text:list-item>
        <text:list-item>
          <text:p text:style-name="P31">Better management from the graphic windows for inclusion in thirdparty applications</text:p>
        </text:list-item>
        <text:list-item>
          <text:p text:style-name="P31"><text:soft-page-break/>Better interaction with the event loop of Scilab</text:p>
        </text:list-item>
      </text:list>
      <text:p text:style-name="P10"><text:change-end text:change-id="ct1651325168"/><text:span text:style-name="Teletype"><text:span text:style-name="T8"/></text:span></text:p>
      <text:p text:style-name="P10"><text:span text:style-name="Teletype"><text:span text:style-name="T8">Example Usage</text:span></text:span></text:p>
      <text:p text:style-name="P9"><text:change text:change-id="ct1651324672"/><text:change-start text:change-id="ct1651328032"/>todo<text:change-end text:change-id="ct1651328032"/></text:p>
      <text:p text:style-name="P36">Changelog</text:p>
      <text:list xml:id="list1504364651323936394" text:style-name="L4">
        <text:list-item>
          <text:p text:style-name="P33"><text:change text:change-id="ct1651330736"/><text:change-start text:change-id="ct1651331504"/><text:span text:style-name="Police_20_par_20_défaut"><text:span text:style-name="T3">Sylvestre LEDRU </text:span></text:span><text:change-end text:change-id="ct1651331504"/><text:span text:style-name="Police_20_par_20_défaut"><text:span text:style-name="T3">- Initial</text:span></text:span><text:change text:change-id="ct1651332288"/><text:span text:style-name="Police_20_par_20_défaut"><text:span text:style-name="T3"> version</text:span></text:span></text:p>
        </text:list-item>
      </text:list>
      <text:p text:style-name="P36">Copyright</text:p>
      <text:p text:style-name="P11"><text:tab/>This document has been placed under the license CeCILL-B.</text:p>
      <text:p text:style-name="P11"><text:change-start text:change-id="ct1271359936"/></text:p>
      <text:p text:style-name="P11"><text:change-end text:change-id="ct12713599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pitch="variable" style:font-charset="x-symbol"/>
    <style:font-face style:name="StarSymbol" svg:font-family="StarSymbol" style:font-family-generic="system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2pt" style:language-asian="fr" style:country-asian="F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_5f_CharLFO1LVL1" style:display-name="WW_CharLFO1LVL1" style:family="text">
      <style:text-properties style:font-name="DejaVu Sans Mono" fo:font-size="10pt" style:font-size-asian="10pt"/>
    </style:style>
    <style:style style:name="WW_5f_CharLFO1LVL2" style:display-name="WW_CharLFO1LVL2" style:family="text">
      <style:text-properties style:font-name="DejaVu Sans Mono" fo:font-size="10pt" style:font-size-asian="10pt"/>
    </style:style>
    <style:style style:name="WW_5f_CharLFO1LVL3" style:display-name="WW_CharLFO1LVL3" style:family="text">
      <style:text-properties style:font-name="DejaVu Sans Mono" fo:font-size="10pt" style:font-size-asian="10pt"/>
    </style:style>
    <style:style style:name="WW_5f_CharLFO1LVL4" style:display-name="WW_CharLFO1LVL4" style:family="text">
      <style:text-properties style:font-name="DejaVu Sans Mono" fo:font-size="10pt" style:font-size-asian="10pt"/>
    </style:style>
    <style:style style:name="WW_5f_CharLFO1LVL5" style:display-name="WW_CharLFO1LVL5" style:family="text">
      <style:text-properties style:font-name="DejaVu Sans Mono" fo:font-size="10pt" style:font-size-asian="10pt"/>
    </style:style>
    <style:style style:name="WW_5f_CharLFO1LVL6" style:display-name="WW_CharLFO1LVL6" style:family="text">
      <style:text-properties style:font-name="DejaVu Sans Mono" fo:font-size="10pt" style:font-size-asian="10pt"/>
    </style:style>
    <style:style style:name="WW_5f_CharLFO1LVL7" style:display-name="WW_CharLFO1LVL7" style:family="text">
      <style:text-properties style:font-name="DejaVu Sans Mono" fo:font-size="10pt" style:font-size-asian="10pt"/>
    </style:style>
    <style:style style:name="WW_5f_CharLFO1LVL8" style:display-name="WW_CharLFO1LVL8" style:family="text">
      <style:text-properties style:font-name="DejaVu Sans Mono" fo:font-size="10pt" style:font-size-asian="10pt"/>
    </style:style>
    <style:style style:name="WW_5f_CharLFO1LVL9" style:display-name="WW_CharLFO1LVL9" style:family="text">
      <style:text-properties style:font-name="DejaVu Sans Mono" fo:font-size="10pt" style:font-size-asian="10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0Z</meta:creation-date>
    <dc:date>2013-09-03T10:41:17</dc:date>
    <meta:editing-cycles>30</meta:editing-cycles>
    <meta:editing-duration>P1DT17H19M47S</meta:editing-duration>
    <meta:document-statistic meta:table-count="3" meta:image-count="0" meta:object-count="0" meta:page-count="4" meta:paragraph-count="178" meta:word-count="888" meta:character-count="5523"/>
    <dc:creator>Eric Gallager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sylvestre/.evolution/cache/tmp/evolution-sylvestre-FJ5a3w/SEP_39_MSDOS.odt/Normal.dotm"/>
  </office:meta>
</office:document-meta>
</file>